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6.94cm" table:align="center" fo:background-color="transparent">
        <style:background-image/>
      </style:table-properties>
    </style:style>
    <style:style style:name="Table1.A" style:family="table-column">
      <style:table-column-properties style:column-width="4.489cm"/>
    </style:style>
    <style:style style:name="Table1.B" style:family="table-column">
      <style:table-column-properties style:column-width="4.491cm"/>
    </style:style>
    <style:style style:name="Table1.1" style:family="table-row">
      <style:table-row-properties style:row-height="5.83cm" fo:background-color="transparent">
        <style:background-image/>
      </style:table-row-properties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94cm" table:align="center" fo:background-color="transparent">
        <style:background-image/>
      </style:table-properties>
    </style:style>
    <style:style style:name="Table2.A" style:family="table-column">
      <style:table-column-properties style:column-width="4.489cm"/>
    </style:style>
    <style:style style:name="Table2.B" style:family="table-column">
      <style:table-column-properties style:column-width="4.491cm"/>
    </style:style>
    <style:style style:name="Table2.1" style:family="table-row">
      <style:table-row-properties style:row-height="5.83cm" fo:background-color="transparent">
        <style:background-image/>
      </style:table-row-properties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style:vertical-align="middle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254f9a"/>
    </style:style>
    <style:style style:name="P3" style:family="paragraph" style:parent-style-name="Standard">
      <style:text-properties officeooo:paragraph-rsid="00268966"/>
    </style:style>
    <style:style style:name="P4" style:family="paragraph" style:parent-style-name="Table_20_Contents">
      <style:paragraph-properties fo:text-align="center" style:justify-single-word="false"/>
      <style:text-properties style:font-name="Roboto" fo:font-size="32pt" fo:font-weight="bold" officeooo:rsid="001cf07c" officeooo:paragraph-rsid="001cf07c" style:font-size-asian="32pt" style:font-weight-asian="bold" style:font-size-complex="3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Roboto" fo:font-size="32pt" fo:font-weight="bold" officeooo:rsid="001cf07c" officeooo:paragraph-rsid="00254f9a" style:font-size-asian="32pt" style:font-weight-asian="bold" style:font-size-complex="3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Roboto" fo:font-size="32pt" fo:font-weight="bold" officeooo:rsid="001cf07c" officeooo:paragraph-rsid="00268966" style:font-size-asian="32pt" style:font-weight-asian="bold" style:font-size-complex="3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Roboto" fo:font-size="28pt" fo:font-weight="bold" officeooo:rsid="00254f9a" officeooo:paragraph-rsid="00254f9a" style:font-size-asian="28pt" style:font-weight-asian="bold" style:font-size-complex="2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Roboto" fo:font-size="28pt" fo:font-weight="bold" officeooo:rsid="00254f9a" officeooo:paragraph-rsid="00268966" style:font-size-asian="28pt" style:font-weight-asian="bold" style:font-size-complex="2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paragraph-rsid="00254f9a"/>
    </style:style>
    <style:style style:name="P10" style:family="paragraph" style:parent-style-name="Table_20_Contents">
      <style:paragraph-properties fo:text-align="center" style:justify-single-word="false"/>
      <style:text-properties officeooo:paragraph-rsid="00268966"/>
    </style:style>
    <style:style style:name="P11" style:family="paragraph" style:parent-style-name="Table_20_Contents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32pt" fo:font-weight="bold" officeooo:paragraph-rsid="001cf07c" style:font-size-asian="32pt" style:font-weight-asian="bold" style:font-size-complex="3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32pt" fo:font-weight="bold" officeooo:paragraph-rsid="00254f9a" style:font-size-asian="32pt" style:font-weight-asian="bold" style:font-size-complex="3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32pt" fo:font-weight="bold" officeooo:paragraph-rsid="00268966" style:font-size-asian="32pt" style:font-weight-asian="bold" style:font-size-complex="3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28pt" officeooo:rsid="00254f9a" officeooo:paragraph-rsid="00254f9a" style:font-size-asian="28pt" style:font-size-complex="28pt"/>
    </style:style>
    <style:style style:name="P16" style:family="paragraph" style:parent-style-name="Table_20_Contents">
      <style:paragraph-properties fo:text-align="center" style:justify-single-word="false"/>
      <style:text-properties style:font-name="Roboto" fo:font-size="28pt" fo:font-weight="bold" officeooo:rsid="00254f9a" officeooo:paragraph-rsid="00254f9a" style:font-size-asian="28pt" style:font-weight-asian="bold" style:font-size-complex="2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Roboto" fo:font-size="28pt" fo:font-weight="bold" officeooo:rsid="00254f9a" officeooo:paragraph-rsid="00268966" style:font-size-asian="28pt" style:font-weight-asian="bold" style:font-size-complex="2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Roboto" fo:font-size="32pt" fo:font-weight="bold" officeooo:rsid="00254f9a" officeooo:paragraph-rsid="00254f9a" style:font-size-asian="32pt" style:font-weight-asian="bold" style:font-size-complex="3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Roboto" fo:font-size="32pt" fo:font-weight="bold" officeooo:rsid="00254f9a" officeooo:paragraph-rsid="00268966" style:font-size-asian="32pt" style:font-weight-asian="bold" style:font-size-complex="3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Roboto" fo:font-size="32pt" fo:font-weight="bold" officeooo:rsid="00268966" officeooo:paragraph-rsid="00268966" style:font-size-asian="32pt" style:font-weight-asian="bold" style:font-size-complex="32pt" style:font-weight-complex="bold"/>
    </style:style>
    <style:style style:name="T1" style:family="text">
      <style:text-properties officeooo:rsid="00254f9a"/>
    </style:style>
    <style:style style:name="T2" style:family="text">
      <style:text-properties style:font-name="Roboto" fo:font-size="32pt" fo:font-weight="bold" officeooo:rsid="001cf07c" style:font-size-asian="32pt" style:font-weight-asian="bold" style:font-size-complex="32pt" style:font-weight-complex="bold"/>
    </style:style>
    <style:style style:name="T3" style:family="text">
      <style:text-properties style:font-name="Roboto" fo:font-size="32pt" fo:font-weight="bold" officeooo:rsid="00254f9a" style:font-size-asian="32pt" style:font-weight-asian="bold" style:font-size-complex="32pt" style:font-weight-complex="bold"/>
    </style:style>
    <style:style style:name="T4" style:family="text">
      <style:text-properties style:font-name="Roboto" fo:font-size="32pt" fo:font-weight="bold" officeooo:rsid="00268966" style:font-size-asian="32pt" style:font-weight-asian="bold" style:font-size-complex="32pt" style:font-weight-complex="bold"/>
    </style:style>
    <style:style style:name="T5" style:family="text">
      <style:text-properties style:font-name="Roboto" fo:font-weight="bold" style:font-weight-asian="bold" style:font-weight-complex="bold"/>
    </style:style>
    <style:style style:name="T6" style:family="text">
      <style:text-properties style:font-name="Roboto" fo:font-weight="bold" officeooo:rsid="00254f9a" style:font-weight-asian="bold" style:font-weight-complex="bold"/>
    </style:style>
    <style:style style:name="T7" style:family="text">
      <style:text-properties officeooo:rsid="00268966"/>
    </style:style>
    <style:style style:name="T8" style:family="text">
      <style:text-properties fo:font-size="32pt" officeooo:rsid="001cf07c" style:font-size-asian="32pt" style:font-size-complex="32pt"/>
    </style:style>
    <style:style style:name="T9" style:family="text">
      <style:text-properties fo:font-size="32pt" officeooo:rsid="00268966" style:font-size-asian="32pt" style:font-size-complex="32pt"/>
    </style:style>
    <style:style style:name="T10" style:family="text">
      <style:text-properties officeooo:rsid="0026aae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M2x5</text:p>
          </table:table-cell>
          <table:table-cell table:style-name="Table1.A1" office:value-type="string">
            <text:p text:style-name="P4">M2x8</text:p>
          </table:table-cell>
          <table:table-cell table:style-name="Table1.A1" office:value-type="string">
            <text:p text:style-name="P4">M2x10</text:p>
          </table:table-cell>
          <table:table-cell table:style-name="Table1.A1" office:value-type="string">
            <text:p text:style-name="P4">M2x16</text:p>
          </table:table-cell>
          <table:table-cell table:style-name="Table1.A1" office:value-type="string">
            <text:p text:style-name="P4"/>
          </table:table-cell>
          <table:table-cell table:style-name="Table1.F1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>M2x5</text:p>
          </table:table-cell>
          <table:table-cell table:style-name="Table1.A2" office:value-type="string">
            <text:p text:style-name="P4">M2x8</text:p>
          </table:table-cell>
          <table:table-cell table:style-name="Table1.A2" office:value-type="string">
            <text:p text:style-name="P4">M2x10</text:p>
          </table:table-cell>
          <table:table-cell table:style-name="Table1.A2" office:value-type="string">
            <text:p text:style-name="P4">M2x16</text:p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F2" office:value-type="string">
            <text:p text:style-name="P4">M2 </text:p>
            <text:p text:style-name="P4">Muttern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4">M2x5</text:p>
          </table:table-cell>
          <table:table-cell table:style-name="Table2.A1" office:value-type="string">
            <text:p text:style-name="P4">M2x8</text:p>
          </table:table-cell>
          <table:table-cell table:style-name="Table2.A1" office:value-type="string">
            <text:p text:style-name="P4">M2x10</text:p>
          </table:table-cell>
          <table:table-cell table:style-name="Table2.A1" office:value-type="string">
            <text:p text:style-name="P4">M2x16</text:p>
          </table:table-cell>
          <table:table-cell table:style-name="Table2.A1" office:value-type="string">
            <text:p text:style-name="P4"/>
          </table:table-cell>
          <table:table-cell table:style-name="Table2.F1" office:value-type="string">
            <text:p text:style-name="P4"/>
          </table:table-cell>
        </table:table-row>
        <table:table-row table:style-name="Table2.1">
          <table:table-cell table:style-name="Table2.A2" office:value-type="string">
            <text:p text:style-name="P4">M2x5</text:p>
          </table:table-cell>
          <table:table-cell table:style-name="Table2.A2" office:value-type="string">
            <text:p text:style-name="P4">M2x8</text:p>
          </table:table-cell>
          <table:table-cell table:style-name="Table2.A2" office:value-type="string">
            <text:p text:style-name="P4">M2x10</text:p>
          </table:table-cell>
          <table:table-cell table:style-name="Table2.A2" office:value-type="string">
            <text:p text:style-name="P4">M2x16</text:p>
          </table:table-cell>
          <table:table-cell table:style-name="Table2.A2" office:value-type="string">
            <text:p text:style-name="P4"/>
          </table:table-cell>
          <table:table-cell table:style-name="Table2.F2" office:value-type="string">
            <text:p text:style-name="P4"/>
          </table:table-cell>
        </table:table-row>
        <table:table-row table:style-name="Table2.1"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F2" office:value-type="string">
            <text:p text:style-name="P4">M2 </text:p>
            <text:p text:style-name="P4">Muttern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1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19:29:59.742644020</meta:creation-date>
    <dc:date>2021-04-05T14:19:35.553225124</dc:date>
    <meta:editing-duration>PT48M54S</meta:editing-duration>
    <meta:editing-cycles>10</meta:editing-cycles>
    <meta:generator>LibreOffice/6.4.6.2$Linux_X86_64 LibreOffice_project/40$Build-2</meta:generator>
    <meta:print-date>2021-02-04T20:57:56.787042837</meta:print-date>
    <meta:document-statistic meta:table-count="2" meta:image-count="0" meta:object-count="0" meta:page-count="2" meta:paragraph-count="20" meta:word-count="20" meta:character-count="92" meta:non-whitespace-character-count="90"/>
  </office:meta>
</office:document-meta>
</file>